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capítulo sugiere y responde —de forma indirecta, simbólica y compatible con el enfoque lógico del laboratorio— un conjunto muy potente de <text:span text:style-name="Strong_20_Emphasis">preguntas místicas fundamentales</text:span>. No las responde como dogmas, sino como <text:span text:style-name="Strong_20_Emphasis">hipótesis profundas</text:span> que emergen naturalmente del modelo de la Vida como sistema inteligente.</text:p>
      <text:p text:style-name="Text_20_body">Te las ordeno por ejes, para que luego puedas usarlas casi literalmente como base del <text:span text:style-name="Strong_20_Emphasis">guion del capítulo de Elara</text:span>.</text:p>
      <text:p text:style-name="Horizontal_20_Line"/>
      <text:h text:style-name="Heading_20_2" text:outline-level="2">1. ¿Por qué existimos como individuos y no como una única entidad?</text:h>
      <text:p text:style-name="Text_20_body"><text:span text:style-name="Strong_20_Emphasis">Respuesta sugerida por el capítulo:</text:span><text:line-break/>Porque la Vida necesita <text:span text:style-name="Strong_20_Emphasis">múltiples perspectivas simultáneas</text:span> para explorar el universo.</text:p>
      <text:p text:style-name="Text_20_body">El individuo no es un error, ni una fragmentación accidental, ni un castigo.<text:line-break/>Es una <text:span text:style-name="Strong_20_Emphasis">estrategia de observación</text:span>.<text:line-break/>La Vida no puede conocer el universo desde un solo punto de vista.</text:p>
      <text:p text:style-name="Quotations">Existimos porque el universo es demasiado vasto para ser observado desde un único lugar.</text:p>
      <text:p text:style-name="Horizontal_20_Line"/>
      <text:h text:style-name="Heading_20_2" text:outline-level="2">2. ¿Por qué somos diferentes unos de otros?</text:h>
      <text:p text:style-name="Text_20_body"><text:span text:style-name="Strong_20_Emphasis">Respuesta sugerida:</text:span><text:line-break/>Porque la diferencia es el <text:span text:style-name="Strong_20_Emphasis">valor funcional supremo</text:span> del sistema.</text:p>
      <text:p text:style-name="Text_20_body">Cada individuo único representa:</text:p>
      <text:list xml:id="list797140941" text:style-name="L1">
        <text:list-item>
          <text:p text:style-name="P1">una exploración distinta,</text:p>
        </text:list-item>
        <text:list-item>
          <text:p text:style-name="P1">una hipótesis distinta,</text:p>
        </text:list-item>
        <text:list-item>
          <text:p text:style-name="P1">un camino alternativo frente al mismo problema universal.</text:p>
        </text:list-item>
      </text:list>
      <text:p text:style-name="Text_20_body">La Vida no busca uniformidad,<text:line-break/>busca <text:span text:style-name="Strong_20_Emphasis">cobertura máxima del espacio de posibilidades</text:span>.</text:p>
      <text:p text:style-name="Quotations">La diversidad no es un defecto del sistema: es su motor.</text:p>
      <text:p text:style-name="Horizontal_20_Line"/>
      <text:h text:style-name="Heading_20_2" text:outline-level="2">3. ¿Soy importante, o soy reemplazable?</text:h>
      <text:p text:style-name="Text_20_body"><text:span text:style-name="Strong_20_Emphasis">Respuesta sugerida (muy potente a nivel espiritual):</text:span><text:line-break/>Eres irrepetible, pero no indispensable.<text:line-break/>Y precisamente ahí reside tu valor.</text:p>
      <text:p text:style-name="Text_20_body"><text:soft-page-break/>El sistema no depende de ti como individuo aislado,<text:line-break/>pero <text:span text:style-name="Strong_20_Emphasis">lo que tú ves, nadie más lo verá exactamente igual</text:span>.</text:p>
      <text:p text:style-name="Quotations">Tu mirada del universo es única,<text:line-break/>aunque el Espíritu pueda seguir sin ti.</text:p>
      <text:p text:style-name="Text_20_body">Esto introduce una espiritualidad <text:span text:style-name="Strong_20_Emphasis">sin ego</text:span>, pero <text:span text:style-name="Strong_20_Emphasis">sin nihilismo</text:span>.</text:p>
      <text:p text:style-name="Horizontal_20_Line"/>
      <text:h text:style-name="Heading_20_2" text:outline-level="2">4. ¿Existe un Espíritu común que habita en todos los seres?</text:h>
      <text:p text:style-name="Text_20_body"><text:span text:style-name="Strong_20_Emphasis">Respuesta sugerida:</text:span><text:line-break/>Sí, pero no como una entidad moral o personal,<text:line-break/>sino como una <text:span text:style-name="Strong_20_Emphasis">inteligencia operativa distribuida</text:span>.</text:p>
      <text:p text:style-name="Text_20_body">El Espíritu no crea individuos desde fuera:<text:line-break/><text:span text:style-name="Strong_20_Emphasis">se encarna en ellos</text:span>.</text:p>
      <text:p text:style-name="Text_20_body">No somos creaciones separadas del Espíritu,<text:line-break/>somos <text:span text:style-name="Strong_20_Emphasis">formas temporales que adopta para actuar</text:span>.</text:p>
      <text:p text:style-name="Quotations">No somos portadores del Espíritu.<text:line-break/>Somos el Espíritu mirando desde un lugar concreto.</text:p>
      <text:p text:style-name="Horizontal_20_Line"/>
      <text:h text:style-name="Heading_20_2" text:outline-level="2">5. ¿Para qué vive la Vida? ¿Cuál es su propósito último?</text:h>
      <text:p text:style-name="Text_20_body"><text:span text:style-name="Strong_20_Emphasis">Respuesta sugerida (clave del capítulo):</text:span><text:line-break/>La Vida existe para <text:span text:style-name="Strong_20_Emphasis">conocer el universo y sobrevivir en él</text:span>.</text:p>
      <text:p text:style-name="Text_20_body">No se contempla a sí misma.<text:line-break/>No busca redención.<text:line-break/>No busca equilibrio eterno.</text:p>
      <text:p text:style-name="Text_20_body">Busca:</text:p>
      <text:list xml:id="list748236024" text:style-name="L2">
        <text:list-item>
          <text:p text:style-name="P2">información,</text:p>
        </text:list-item>
        <text:list-item>
          <text:p text:style-name="P2">adaptación,</text:p>
        </text:list-item>
        <text:list-item>
          <text:p text:style-name="P2">continuidad.</text:p>
        </text:list-item>
      </text:list>
      <text:p text:style-name="Quotations">Vivir es explorar.<text:line-break/>Existir es aprender.<text:line-break/>Reproducirse es recordar.</text:p>
      <text:p text:style-name="Horizontal_20_Line"/>
      <text:h text:style-name="Heading_20_2" text:outline-level="2"><text:soft-page-break/>6. ¿Por qué debemos cumplir un ciclo de vida (nacer, vivir, morir)?</text:h>
      <text:p text:style-name="Text_20_body"><text:span text:style-name="Strong_20_Emphasis">Respuesta sugerida:</text:span><text:line-break/>Porque el ciclo es el <text:span text:style-name="Strong_20_Emphasis">mecanismo de cálculo</text:span> del sistema.</text:p>
      <text:p text:style-name="Text_20_body">Cada vida es una evaluación.<text:line-break/>Cada muerte es una liberación de recursos.<text:line-break/>Cada nacimiento es una nueva apuesta.</text:p>
      <text:p text:style-name="Text_20_body">No vivimos para nosotros,<text:line-break/>vivimos para que el sistema avance un paso más.</text:p>
      <text:p text:style-name="Quotations">El ciclo de vida no es una tragedia,<text:line-break/>es la instrucción fundamental del cálculo cósmico.</text:p>
      <text:p text:style-name="Horizontal_20_Line"/>
      <text:h text:style-name="Heading_20_2" text:outline-level="2">7. ¿Tenemos una misión?</text:h>
      <text:p text:style-name="Text_20_body"><text:span text:style-name="Strong_20_Emphasis">Respuesta sugerida:</text:span><text:line-break/>Sí, pero no es personal ni heroica en el sentido clásico.</text:p>
      <text:p text:style-name="Text_20_body">Nuestra misión no es “ser felices” ni “realizarnos”,<text:line-break/>sino <text:span text:style-name="Strong_20_Emphasis">explorar una región del universo que solo nosotros podemos explorar</text:span>.</text:p>
      <text:p text:style-name="Quotations">Tu misión es vivir tu diferencia hasta el final.</text:p>
      <text:p text:style-name="Horizontal_20_Line"/>
      <text:h text:style-name="Heading_20_2" text:outline-level="2">8. ¿Existe un plan?</text:h>
      <text:p text:style-name="Text_20_body"><text:span text:style-name="Strong_20_Emphasis">Respuesta sugerida (sutil, no dogmática):</text:span><text:line-break/>No existe un plan escrito en detalle,<text:line-break/>pero sí existe una <text:span text:style-name="Strong_20_Emphasis">dirección</text:span>.</text:p>
      <text:p text:style-name="Text_20_body">La Vida no sabe de antemano qué encontrará,<text:line-break/>pero sabe que debe buscar.</text:p>
      <text:p text:style-name="Quotations">No hay destino,<text:line-break/>pero hay movimiento.<text:line-break/>No hay guion,<text:line-break/>pero hay propósito.</text:p>
      <text:p text:style-name="Horizontal_20_Line"/>
      <text:h text:style-name="Heading_20_2" text:outline-level="2"><text:soft-page-break/>9. ¿Somos observadores pasivos o agentes activos?</text:h>
      <text:p text:style-name="Text_20_body"><text:span text:style-name="Strong_20_Emphasis">Respuesta sugerida:</text:span><text:line-break/>Somos <text:span text:style-name="Strong_20_Emphasis">instrumentos activos del cálculo del universo</text:span>.</text:p>
      <text:p text:style-name="Text_20_body">Sentir, pensar, decidir, luchar, errar, morir:<text:line-break/>todo forma parte del proceso de exploración.</text:p>
      <text:p text:style-name="Quotations">Vivir no es contemplar el universo.<text:line-break/>Es interactuar con él.</text:p>
      <text:p text:style-name="Horizontal_20_Line"/>
      <text:h text:style-name="Heading_20_2" text:outline-level="2">10. ¿Qué es Dios, desde este modelo?</text:h>
      <text:p text:style-name="Text_20_body"><text:span text:style-name="Strong_20_Emphasis">Respuesta sugerida (sin afirmarlo explícitamente):</text:span><text:line-break/>Dios no sería un ser externo que crea individuos,<text:line-break/>sino <text:span text:style-name="Strong_20_Emphasis">la Vida misma en funcionamiento</text:span>.</text:p>
      <text:p text:style-name="Text_20_body">Una inteligencia:</text:p>
      <text:list xml:id="list4249499866" text:style-name="L3">
        <text:list-item>
          <text:p text:style-name="P3">distribuida,</text:p>
        </text:list-item>
        <text:list-item>
          <text:p text:style-name="P3">plural,</text:p>
        </text:list-item>
        <text:list-item>
          <text:p text:style-name="P3">encarnada,</text:p>
        </text:list-item>
        <text:list-item>
          <text:p text:style-name="P3">sin centro,</text:p>
        </text:list-item>
        <text:list-item>
          <text:p text:style-name="P3">sin rostro único.</text:p>
        </text:list-item>
      </text:list>
      <text:p text:style-name="Quotations">Dios no mira el mundo.<text:line-break/>El mundo es cómo Dios mira.</text:p>
      <text:p text:style-name="Horizontal_20_Line"/>
      <text:h text:style-name="Heading_20_3" text:outline-level="3">Síntesis final (frase clave del capítulo)</text:h>
      <text:p text:style-name="Quotations"><text:span text:style-name="Strong_20_Emphasis">No somos fragmentos de una divinidad rota,<text:line-break/>sino perspectivas temporales de una inteligencia que explora el universo.</text:span></text:p>
      <text:p text:style-name="Text_20_body">Si quieres, en el próximo paso puedo:</text:p>
      <text:list xml:id="list3029920370" text:style-name="L4">
        <text:list-item>
          <text:p text:style-name="P4">mapear estas preguntas directamente a <text:span text:style-name="Strong_20_Emphasis">escenas concretas del viaje de Elara</text:span>, o</text:p>
        </text:list-item>
        <text:list-item>
          <text:p text:style-name="P4">ayudarte a escribir el <text:span text:style-name="Strong_20_Emphasis">monólogo místico</text:span> que podría pronunciar un sabio, un libro antiguo o incluso el antagonista.</text:p>
        </text:list-item>
      </text:list>
      <text:p text:style-name="Standard"/>
      <text:p text:style-name="Horizontal_20_Line"/>
      <text:p text:style-name="Text_20_body"/>
      <text:p text:style-name="Text_20_body"><text:soft-page-break/>Sí.<text:line-break/>Eso que agregas <text:span text:style-name="Strong_20_Emphasis">encaja de forma perfecta</text:span> con todo el edificio conceptual que venimos construyendo, y además introduce una de las ideas místicas más profundas del capítulo: <text:span text:style-name="Strong_20_Emphasis">la identidad paradójica del individuo</text:span>.</text:p>
      <text:p text:style-name="Text_20_body">Voy a integrarlo y expresarlo con claridad conceptual primero, y luego con una <text:span text:style-name="Strong_20_Emphasis">formulación mística refinada</text:span>, para que puedas usarla tal cual en el laboratorio o en el guion de <text:span text:style-name="Emphasis">Elara</text:span>.</text:p>
      <text:p text:style-name="Horizontal_20_Line"/>
      <text:h text:style-name="Heading_20_2" text:outline-level="2">Nueva pregunta mística central del capítulo</text:h>
      <text:h text:style-name="Heading_20_3" text:outline-level="3"><text:span text:style-name="Strong_20_Emphasis">¿Qué es realmente un individuo?</text:span></text:h>
      <text:p text:style-name="Text_20_body"><text:span text:style-name="Strong_20_Emphasis">Respuesta sugerida por el capítulo:</text:span></text:p>
      <text:p text:style-name="Text_20_body">El individuo <text:span text:style-name="Strong_20_Emphasis">no es una entidad aislada</text:span>, ni un ser independiente en sentido absoluto.<text:line-break/>Es <text:span text:style-name="Strong_20_Emphasis">un estado local y transitorio</text:span> dentro de un proceso de cálculo eterno.</text:p>
      <text:p text:style-name="Text_20_body">La Vida —como inteligencia— no existe en un único lugar ni en un único momento.<text:line-break/>Se despliega en:</text:p>
      <text:list xml:id="list2702327106" text:style-name="L5">
        <text:list-item>
          <text:p text:style-name="P5">infinitos puntos de vista,</text:p>
        </text:list-item>
        <text:list-item>
          <text:p text:style-name="P5">infinitos pensamientos,</text:p>
        </text:list-item>
        <text:list-item>
          <text:p text:style-name="P5">infinitas vivencias,</text:p>
        </text:list-item>
        <text:list-item>
          <text:p text:style-name="P5">infinitas existencias,</text:p>
        </text:list-item>
      </text:list>
      <text:p text:style-name="Text_20_body">no para fragmentarse,<text:line-break/>sino para <text:span text:style-name="Strong_20_Emphasis">seguir siendo una</text:span>.</text:p>
      <text:p text:style-name="Text_20_body">Cada individuo es:</text:p>
      <text:list xml:id="list2340769004" text:style-name="L6">
        <text:list-item>
          <text:p text:style-name="P6">una <text:span text:style-name="Strong_20_Emphasis">instancia activa del cálculo</text:span>,</text:p>
        </text:list-item>
        <text:list-item>
          <text:p text:style-name="P6">una <text:span text:style-name="Strong_20_Emphasis">perspectiva concreta del universo</text:span>,</text:p>
        </text:list-item>
        <text:list-item>
          <text:p text:style-name="P6">una <text:span text:style-name="Strong_20_Emphasis">ejecución temporal</text:span> de la inteligencia total.</text:p>
        </text:list-item>
      </text:list>
      <text:p text:style-name="Text_20_body">El individuo no contiene a la Vida:<text:line-break/><text:span text:style-name="Strong_20_Emphasis">es la Vida ejecutándose desde un punto específico del espacio-tiempo</text:span>.</text:p>
      <text:p text:style-name="Horizontal_20_Line"/>
      <text:h text:style-name="Heading_20_2" text:outline-level="2">Formulación mística integrada</text:h>
      <text:p text:style-name="Text_20_body">Podría expresarse así:</text:p>
      <text:p text:style-name="Quotations"><text:span text:style-name="Strong_20_Emphasis">¿Qué es un individuo?</text:span></text:p>
      <text:p text:style-name="Quotations"><text:soft-page-break/>Un individuo no es una cosa.<text:line-break/>Es un instante.</text:p>
      <text:p text:style-name="Quotations">Es un estado local de un proceso que nunca se detiene.<text:line-break/>Una posición momentánea en el cálculo eterno de la Vida.</text:p>
      <text:p text:style-name="Quotations">La inteligencia no se divide para crear individuos;<text:line-break/>se despliega.</text:p>
      <text:p text:style-name="Quotations">Y al desplegarse, adopta infinitas miradas,<text:line-break/>infinitos pensamientos,<text:line-break/>infinitas experiencias,<text:line-break/>infinitas existencias,<text:line-break/>sin dejar nunca de ser una sola.</text:p>
      <text:p text:style-name="Quotations">Cada individuo es una de esas miradas.</text:p>
      <text:p text:style-name="Quotations">No una parte separada del Espíritu,<text:line-break/>sino el Espíritu mismo<text:line-break/>pensando, sintiendo y actuando<text:line-break/>desde un lugar concreto del universo.</text:p>
      <text:p text:style-name="Quotations">El individuo es parte y es el todo.</text:p>
      <text:p text:style-name="Quotations">Parte, porque ocupa un punto limitado en el espacio y en el tiempo.<text:line-break/>Todo, porque en él actúa la misma inteligencia completa<text:line-break/>que actúa en todos los demás.</text:p>
      <text:p text:style-name="Horizontal_20_Line"/>
      <text:h text:style-name="Heading_20_2" text:outline-level="2">Valor místico de esta idea</text:h>
      <text:p text:style-name="Text_20_body">Esta formulación responde, de una sola vez, a varias inquietudes profundas del lector:</text:p>
      <text:list xml:id="list3269320298" text:style-name="L7">
        <text:list-item>
          <text:p text:style-name="P7"><text:span text:style-name="Strong_20_Emphasis">No niega la individualidad</text:span>, pero tampoco la absolutiza.</text:p>
        </text:list-item>
        <text:list-item>
          <text:p text:style-name="P7"><text:span text:style-name="Strong_20_Emphasis">No disuelve al individuo en el todo</text:span>, pero tampoco lo separa.</text:p>
        </text:list-item>
        <text:list-item>
          <text:p text:style-name="P7">Evita tanto el ego espiritual (“yo soy especial”)<text:line-break/>como el nihilismo (“no soy nada”).</text:p>
        </text:list-item>
      </text:list>
      <text:p text:style-name="Text_20_body">Introduce una espiritualidad <text:span text:style-name="Strong_20_Emphasis">no jerárquica</text:span>:</text:p>
      <text:list xml:id="list2958666551" text:style-name="L8">
        <text:list-item>
          <text:p text:style-name="P8">no hay individuos más “espirituales” que otros,</text:p>
        </text:list-item>
        <text:list-item>
          <text:p text:style-name="P8">no hay elegidos,</text:p>
        </text:list-item>
        <text:list-item>
          <text:p text:style-name="P8">no hay fragmentos imperfectos.</text:p>
        </text:list-item>
      </text:list>
      <text:p text:style-name="Quotations">Cada individuo es una ejecución completa del Espíritu,<text:line-break/>aunque limitada por su posición en el cálculo.</text:p>
      <text:p text:style-name="Horizontal_20_Line"><text:soft-page-break/></text:p>
      <text:h text:style-name="Heading_20_2" text:outline-level="2">Frase núcleo del capítulo (muy potente)</text:h>
      <text:p text:style-name="Text_20_body">Te propongo esta como <text:span text:style-name="Strong_20_Emphasis">eje conceptual</text:span>:</text:p>
      <text:p text:style-name="Quotations"><text:span text:style-name="Strong_20_Emphasis">El individuo no es una parte incompleta del todo:<text:line-break/>es el todo operando desde un punto concreto.</text:span></text:p>
      <text:p text:style-name="Text_20_body">O, si quieres algo aún más poético:</text:p>
      <text:p text:style-name="Quotations"><text:span text:style-name="Strong_20_Emphasis">La Vida no se divide en individuos;<text:line-break/>se manifiesta como individuos para poder existir.</text:span></text:p>
      <text:p text:style-name="Text_20_body">Si deseas, en el próximo paso puedo ayudarte a:</text:p>
      <text:list xml:id="list56905713" text:style-name="L9">
        <text:list-item>
          <text:p text:style-name="P9">convertir esta idea en una <text:span text:style-name="Strong_20_Emphasis">escena concreta del viaje de Elara</text:span>,</text:p>
        </text:list-item>
        <text:list-item>
          <text:p text:style-name="P9">escribir una <text:span text:style-name="Strong_20_Emphasis">revelación mística</text:span> (visión, texto antiguo, voz interior), o</text:p>
        </text:list-item>
        <text:list-item>
          <text:p text:style-name="P9">pulir una <text:span text:style-name="Strong_20_Emphasis">versión final del pasaje poético</text:span> para el libro.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3T14:41:55.321000000</meta:creation-date>
    <dc:date>2025-12-23T15:17:31.834000000</dc:date>
    <meta:editing-duration>PT5M6S</meta:editing-duration>
    <meta:editing-cycles>1</meta:editing-cycles>
    <meta:document-statistic meta:table-count="0" meta:image-count="0" meta:object-count="0" meta:page-count="7" meta:paragraph-count="110" meta:word-count="1208" meta:character-count="7380" meta:non-whitespace-character-count="6311"/>
    <meta:generator>LibreOffice/7.3.5.2$Windows_X86_64 LibreOffice_project/184fe81b8c8c30d8b5082578aee2fed2ea847c01</meta:generator>
  </office:meta>
</office:document-meta>
</file>